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9ac5f" officeooo:paragraph-rsid="0009ac5f" style:font-size-asian="8pt" style:font-style-asian="normal" style:font-name-complex="Ari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italic" officeooo:rsid="0008241d" officeooo:paragraph-rsid="0008241d" style:font-size-asian="8pt" style:font-style-asian="italic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ac5f" officeooo:paragraph-rsid="0009ac5f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11" style:family="paragraph" style:parent-style-name="Standard">
      <style:text-properties style:font-name="Arial" fo:font-style="italic" style:font-style-asian="italic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4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7" style:family="paragraph" style:parent-style-name="Standard">
      <style:text-properties style:font-name="Arial" fo:font-size="12pt" style:font-size-asian="12pt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9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tyle="normal" officeooo:rsid="00083180" officeooo:paragraph-rsid="00083180" style:font-style-asian="normal" style:font-name-complex="Ari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tyle="normal" officeooo:rsid="0006a7d6" officeooo:paragraph-rsid="0006a7d6" style:font-style-asian="normal" style:font-name-complex="Arial" style:font-style-complex="normal"/>
    </style:style>
    <style:style style:name="P22" style:family="paragraph" style:parent-style-name="Standard">
      <style:text-properties style:font-name="Arial" fo:font-style="normal" officeooo:rsid="0009ac5f" officeooo:paragraph-rsid="0009ac5f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9ac5f" officeooo:paragraph-rsid="0009ac5f" style:font-weight-asian="normal" style:font-name-complex="Ari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5" style:family="paragraph" style:parent-style-name="Heading_20_1">
      <style:text-properties fo:font-size="12pt" style:font-size-asian="12pt"/>
    </style:style>
    <style:style style:name="P26" style:family="paragraph" style:parent-style-name="Heading_20_3">
      <style:text-properties fo:font-style="normal" officeooo:rsid="00083180" officeooo:paragraph-rsid="00083180" style:font-style-asian="normal" style:font-style-complex="normal"/>
    </style:style>
    <style:style style:name="T1" style:family="text">
      <style:text-properties officeooo:rsid="0003d4de" style:font-name-asian="Arial"/>
    </style:style>
    <style:style style:name="T2" style:family="text">
      <style:text-properties officeooo:rsid="00083180" style:font-name-asian="Arial"/>
    </style:style>
    <style:style style:name="T3" style:family="text">
      <style:text-properties officeooo:rsid="0006a7d6"/>
    </style:style>
    <style:style style:name="T4" style:family="text">
      <style:text-properties officeooo:rsid="00083180"/>
    </style:style>
    <style:style style:name="T5" style:family="text">
      <style:text-properties officeooo:rsid="0009ac5f"/>
    </style:style>
    <style:style style:name="T6" style:family="text">
      <style:text-properties officeooo:rsid="000a7c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5" text:outline-level="1">Caso de Uso</text:h>
          </table:table-cell>
          <table:table-cell table:style-name="Tabla1.B1" table:number-columns-spanned="5" office:value-type="string">
            <text:h text:style-name="P26" text:outline-level="3">Consultar gráfica de constantes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6">10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19"><text:span text:style-name="T3">Médico</text:span>(I), <text:span text:style-name="T4">Enfermero(I),</text:span> Paciente<text:span text:style-name="T4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19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11">&lt;&lt; Indicamos que requisitos se pueden incluir dentro de este CU &gt;&gt;</text:p>
          </table:table-cell>
          <table:covered-table-cell/>
          <table:table-cell table:style-name="Tabla1.D4" table:number-columns-spanned="5" office:value-type="string">
            <text:p text:style-name="P11">&lt;&lt; CU que tienen relación con este &gt;&gt;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22">El paciente debe haber sido ingresado en algún hospital de la compañí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19">Grupo ?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4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4">1.0</text:p>
          </table:table-cell>
        </table:table-row>
      </table:table>
      <text:p text:style-name="P1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7">Propósito</text:p>
          </table:table-cell>
        </table:table-row>
        <table:table-row table:style-name="Tabla2.1">
          <table:table-cell table:style-name="Tabla2.A2" office:value-type="string">
            <text:p text:style-name="P20">Que el médico/<text:span text:style-name="T5">enfermero</text:span> o el propio paciente puedan consultar la gráfica de constantes de este último <text:span text:style-name="T5">para evaluar su estado.</text:span></text:p>
          </table:table-cell>
        </table:table-row>
      </table:table>
      <text:p text:style-name="P1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7">Resumen</text:p>
          </table:table-cell>
        </table:table-row>
        <table:table-row table:style-name="Tabla3.1">
          <table:table-cell table:style-name="Tabla3.A2" office:value-type="string">
            <text:p text:style-name="P21">Se proporciona <text:span text:style-name="T4">la gráfica de constantes al médico o al propio paciente, mostrando los siguientes datos:</text:span></text:p>
            <text:p text:style-name="P20">❍ Seguimiento de temperatura del paciente.</text:p>
            <text:p text:style-name="P20">❍ Seguimiento de frecuencia cardiaca del paciente.</text:p>
            <text:p text:style-name="P20">❍ Seguimiento de tensión arterial del paciente.</text:p>
            <text:p text:style-name="P20">❍ Seguimiento de saturación de oxígeno del paciente.</text:p>
            <text:p text:style-name="P20">❍ Seguimiento de glucemia.</text:p>
          </table:table-cell>
        </table:table-row>
      </table:table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7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6">1</text:p>
          </table:table-cell>
          <table:table-cell table:style-name="Tabla4.B2" office:value-type="string">
            <text:p text:style-name="P15"><text:span text:style-name="T3">Médico/Enfermero/Paciente</text:span>: <text:span text:style-name="T5">Le pide al sistema consultar la gráfica de constantes <text:s/></text:span>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8"/>
          </table:table-cell>
        </table:table-row>
        <table:table-row table:style-name="Tabla4.2">
          <table:table-cell table:style-name="Tabla4.A3" office:value-type="string">
            <text:p text:style-name="P6"/>
          </table:table-cell>
          <table:table-cell table:style-name="Tabla4.B3" office:value-type="string">
            <text:p text:style-name="P15"/>
          </table:table-cell>
          <table:table-cell table:style-name="Tabla4.C3" office:value-type="string">
            <text:p text:style-name="P9">2</text:p>
          </table:table-cell>
          <table:table-cell table:style-name="Tabla4.D3" office:value-type="string">
            <text:p text:style-name="P23">El sistema envía o muestra la información que está registrando del paciente.</text:p>
          </table:table-cell>
        </table:table-row>
        <table:table-row table:style-name="Tabla4.2">
          <table:table-cell table:style-name="Tabla4.A5" office:value-type="string">
            <text:p text:style-name="P10">3</text:p>
          </table:table-cell>
          <table:table-cell table:style-name="Tabla4.B5" office:value-type="string">
            <text:p text:style-name="P16">Consulta los datos en los que está interesado</text:p>
          </table:table-cell>
          <table:table-cell table:style-name="Tabla4.C5" office:value-type="string">
            <text:p text:style-name="P7"/>
          </table:table-cell>
          <table:table-cell table:style-name="Tabla4.D5" office:value-type="string">
            <text:p text:style-name="P8"/>
          </table:table-cell>
        </table:table-row>
        <table:table-row table:style-name="Tabla4.2">
          <table:table-cell table:style-name="Tabla4.A5" office:value-type="string">
            <text:p text:style-name="P10">4</text:p>
          </table:table-cell>
          <table:table-cell table:style-name="Tabla4.B5" office:value-type="string">
            <text:p text:style-name="P16">Indica que ya ha visto la información que buscaba</text:p>
          </table:table-cell>
          <table:table-cell table:style-name="Tabla4.C5" office:value-type="string">
            <text:p text:style-name="P7"/>
          </table:table-cell>
          <table:table-cell table:style-name="Tabla4.D5" office:value-type="string">
            <text:p text:style-name="P8"/>
          </table:table-cell>
        </table:table-row>
        <table:table-row table:style-name="Tabla4.2">
          <table:table-cell table:style-name="Tabla4.A6" office:value-type="string">
            <text:p text:style-name="P6"/>
          </table:table-cell>
          <table:table-cell table:style-name="Tabla4.B6" office:value-type="string">
            <text:p text:style-name="P13"/>
          </table:table-cell>
          <table:table-cell table:style-name="Tabla4.C6" office:value-type="string">
            <text:p text:style-name="P10">5</text:p>
          </table:table-cell>
          <table:table-cell table:style-name="Tabla4.D6" office:value-type="string">
            <text:p text:style-name="P13"><text:span text:style-name="T1">El sistema </text:span><text:span text:style-name="T2">deja de mandar la información</text:span></text:p>
          </table:table-cell>
        </table:table-row>
      </table:table>
      <text:p text:style-name="P1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7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">1a</text:p>
          </table:table-cell>
          <table:table-cell table:style-name="Tabla5.B2" table:number-columns-spanned="4" office:value-type="string">
            <text:p text:style-name="P24"><text:s/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7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4">Normalmente una vez por cada <text:span text:style-name="T5">visita que</text:span> el médico/<text:span text:style-name="T5">enfermero</text:span> <text:span text:style-name="T5">le hace al paciente ingresado.</text:span>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5">Importancia</text:p>
          </table:table-cell>
          <table:covered-table-cell/>
          <table:table-cell table:style-name="Tabla5.C5" office:value-type="string">
            <text:p text:style-name="P3">Medi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Media</text:p>
          </table:table-cell>
        </table:table-row>
        <table:table-row table:style-name="Tabla5.1">
          <table:table-cell table:style-name="Tabla5.A6" table:number-columns-spanned="2" office:value-type="string">
            <text:p text:style-name="P5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7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7T12:23:53.763061095</dc:date>
    <meta:print-date>2012-03-13T15:37:00</meta:print-date>
    <meta:editing-cycles>13</meta:editing-cycles>
    <meta:editing-duration>PT58M5S</meta:editing-duration>
    <meta:generator>LibreOffice/5.1.6.2$Linux_X86_64 LibreOffice_project/10m0$Build-2</meta:generator>
    <meta:document-statistic meta:table-count="5" meta:image-count="0" meta:object-count="0" meta:page-count="1" meta:paragraph-count="56" meta:word-count="218" meta:character-count="1392" meta:non-whitespace-character-count="1225"/>
  </office:meta>
</office:document-meta>
</file>